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pt" style:font-size-asian="10pt" style:font-size-complex="10pt"/>
    </style:style>
    <style:style style:name="T4" style:family="text">
      <style:text-properties style:font-name="monospace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C823 – Laboratório de Redes – Segundo semestre – 2009</text:p>
      <text:p text:style-name="P5">Professor Nelson Fonseca</text:p>
      <text:p text:style-name="P5">Atividade 4</text:p>
      <text:p text:style-name="P1"/>
      <text:p text:style-name="P2">Rafael Fonseca dos Santos<text:tab/>RA: 072146</text:p>
      <text:p text:style-name="P3"><text:span text:style-name="T1">Gustavo Serra Scalet <text:tab/><text:tab/>RA: </text:span>061358</text:p>
      <text:p text:style-name="P1"/>
      <text:p text:style-name="P1"/>
      <text:p text:style-name="P1">Detalhes de implementação do cliente usando <text:span text:style-name="T4">select</text:span>:</text:p>
      <text:p text:style-name="P9"/>
      <text:p text:style-name="P10">Nesse laboratório utilizamos os conceitos sobre multiplexação de I/O aprendidos na aula 06. Sendo assim foi utilizado a função <text:span text:style-name="T3">select</text:span> para que atendéssemos o primeiro stream a ser disponível dentre os streams utilizados (no caso do cliente foram apenas utilizados 2 streams: o da entrada padrão e da leitura de dados devido ao socket com o servidor). </text:p>
      <text:p text:style-name="P10"/>
      <text:p text:style-name="P10">Para usar a função select é necessário dizer quais descritos de arquivos estarão sendo observados, para isso utilizamos o macro <text:span text:style-name="T3">FD_ZERO</text:span> para zerar a estrutura do tipo <text:span text:style-name="T3">fd_set</text:span> e <text:span text:style-name="T3">FD_SET</text:span> para incluirmos um stream para ser monitorado (no caso da entrada padrão e do socket da conexão). Após isso executaremos o <text:span text:style-name="T3">select</text:span> passando, além do maior descritor de arquivo + 1 e a estrutura fd_set criada pelas macros, um NULL para o argumento do apontador para uma estrutura do tipo <text:span text:style-name="T3">timeval</text:span> para que a espera não tenha timeout, ou seja, que o <text:span text:style-name="T3">select</text:span> apenas seja desbloqueado quando algum descritor de arquivo estiver pronto.</text:p>
      <text:p text:style-name="P10"/>
      <text:p text:style-name="P10">Após o desbloqueio de <text:span text:style-name="T3">select</text:span> é verificado qual(is) descritor(es) de arquivo(s) estão pronto para leitura através do uso da macro <text:span text:style-name="T3">FD_ISSET</text:span>, sendo esses processados antes da próxima execução do <text:span text:style-name="T3">select</text:span>.</text:p>
      <text:p text:style-name="P10"/>
      <text:p text:style-name="P10">Deste modo temos o menor bloqueio desejável com o maior throughput possível</text:p>
      <text:p text:style-name="P10"/>
      <text:p text:style-name="P1">Questão:</text:p>
      <text:p text:style-name="P4"/>
      <text:p text:style-name="P4">2) Comparando o código implementado no passo 1 com o código original da atividade prática 2 em termos de melhor utilização da rede e, consequentemente, tempo de execução, há alguma vantagem em utilizar o código novo? Justifique.</text:p>
      <text:p text:style-name="P4"/>
      <text:p text:style-name="P8">Sim, há algumas vantagens. Se algum stream for o gargalo da conexão (com tempo substancialmente maior que os demais para acesso à interface de rede), todas as outras conexões do programa ficarão bloqueadas além do que deveriam devido ao I/O desse stream, pois a execução bloqueante implementada na atividade prática 2 faria uma topologia em anel para verificação de I/O entre os streams, fazendo todos os streams demorarem para serem atendidos caso um deles demore. Uma analogia a esse método seria uma fila de atendimento de uma padaria no qual cada cliente, ao ser atendido, não sai de lá sem o seu pedido realizado, logo se um cliente quiser um produto que não está feito, o atendente ficará atendendo esse cliente até que o produto esteja nas mãos do cliente, fazendo todos os clientes (inclusive aqueles que desejam produtos disponíveis a pronta-entrega) esperarem.</text:p>
      <text:p text:style-name="P8"/>
      <text:p text:style-name="P8">Porém com a multiplexação implementada nessa atividade 4 isso não aconteceria pois assim que algum stream estiver disponível para I/O, ele o será tratado, não se mantendo em espera caso o processo esteja <text:soft-page-break/>bloqueado devido a um outro stream. Utilizando a analogia anterior, esse método seria como se na padaria o cliente fosse atendido e logo após o atendente lhe dizesse “Ok, espere um momento que assim que o seu produto ficar pronto eu irei lhe chamar” e atendesse outro cliente. Sendo assim, ao ter o produto pedido por aquele cliente em mãos o atendente iria finalizar o atendimento com aquele cliente e continuar atendendo outros clientes/pedidos.</text:p>
      <text:p text:style-name="P8"/>
      <text:p text:style-name="P8">Em outras palavras há a maximização de streams sendo atendidos com multiplexação se comparado com o método bloqueante implementado na atividad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>
      <style:text-properties style:font-name="Courier New" fo:font-size="10pt" style:font-size-asian="10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11-23T22:15:13</dc:date>
    <meta:editing-cycles>53</meta:editing-cycles>
    <meta:editing-duration>PT28H45M37S</meta:editing-duration>
    <meta:document-statistic meta:table-count="0" meta:image-count="0" meta:object-count="0" meta:page-count="2" meta:paragraph-count="15" meta:word-count="546" meta:character-count="3347"/>
    <meta:user-defined meta:name="Info 1"/>
    <meta:user-defined meta:name="Info 2"/>
    <meta:user-defined meta:name="Info 3"/>
    <meta:user-defined meta:name="Info 4"/>
  </office:meta>
</office:document-meta>
</file>